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start="" draw:textarea-horizontal-align="center" draw:textarea-vertical-align="middle"/>
    </style:style>
    <style:style style:name="gr4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svg:stroke-width="0cm" draw:marker-start="" draw:marker-start-width="0.2cm" draw:marker-end="Arrow" draw:marker-end-width="0.3cm" draw:textarea-horizontal-align="center" draw:textarea-vertical-align="middle" fo:padding-top="0.125cm" fo:padding-bottom="0.125cm" fo:padding-left="0.25cm" fo:padding-right="0.25cm"/>
    </style:style>
    <style:style style:name="gr6" style:family="graphic" style:parent-style-name="standard">
      <style:graphic-properties draw:marker-start="" draw:textarea-horizontal-align="justify" draw:textarea-vertical-align="middle" draw:auto-grow-height="false"/>
    </style:style>
    <style:style style:name="gr7" style:family="graphic" style:parent-style-name="standard">
      <style:graphic-properties draw:marker-start=""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svg:stroke-width="0.051cm" draw:marker-start="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4cm" svg:height="2.54cm" svg:x="17.507cm" svg:y="3.84cm">
          <text:p/>
          <draw:enhanced-geometry svg:viewBox="0 0 21600 21600" draw:type="block-arc" draw:modifiers="178.482585875022 9245.811565352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3.81cm" svg:height="0.635cm" svg:x="1cm" svg:y="4.81cm">
          <text:p text:style-name="P1">Mono sound sourc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4.81cm" svg:y1="5.129cm" svg:x2="5.445cm" svg:y2="5.129cm">
          <text:p/>
        </draw:line>
        <draw:line draw:style-name="gr4" draw:text-style-name="P1" draw:layer="layout" svg:x1="5.445cm" svg:y1="6.715cm" svg:x2="9.255cm" svg:y2="6.715cm">
          <text:p/>
        </draw:line>
        <draw:line draw:style-name="gr5" draw:text-style-name="P1" draw:layer="layout" svg:x1="5.445cm" svg:y1="3.54cm" svg:x2="9.255cm" svg:y2="3.54cm">
          <text:p/>
        </draw:line>
        <draw:custom-shape draw:style-name="gr6" draw:text-style-name="P1" draw:layer="layout" svg:width="2.54cm" svg:height="0.834cm" svg:x="9.255cm" svg:y="6.516cm">
          <text:p text:style-name="P1">Right ear delay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54cm" svg:height="0.834cm" svg:x="9.255cm" svg:y="2.905cm">
          <text:p text:style-name="P1">Left ear dela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4.445cm" svg:height="0.834cm" svg:x="12.43cm" svg:y="6.516cm">
          <text:p text:style-name="P1">Right ear FIR filter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445cm" svg:height="0.834cm" svg:x="12.43cm" svg:y="2.905cm">
          <text:p text:style-name="P1">Left ear FIR filter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5.445cm" svg:y1="3.54cm" svg:x2="5.445cm" svg:y2="6.715cm">
          <text:p/>
        </draw:line>
        <draw:custom-shape draw:style-name="gr6" draw:text-style-name="P1" draw:layer="layout" svg:width="0.522cm" svg:height="0.742cm" svg:x="17.301cm" svg:y="4.8cm">
          <text:p text:style-name="P1">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1.905cm" svg:height="1.905cm" svg:x="17.823cm" svg:y="4.27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0.522cm" svg:height="0.742cm" svg:x="19.728cm" svg:y="4.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5.08cm" svg:height="1.27cm" svg:x="9.255cm" svg:y="4.51cm">
          <text:p text:style-name="P1">HRTF lookup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169cm" svg:height="0.85cm" svg:x="5.816cm" svg:y="4.695cm">
          <text:p text:style-name="P1">Virtual</text:p>
          <text:p text:style-name="P1">locatio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7.985cm" svg:y1="5.11cm" svg:x2="9.255cm" svg:y2="5.11cm">
          <text:p/>
        </draw:line>
        <draw:line draw:style-name="gr4" draw:text-style-name="P1" draw:layer="layout" svg:x1="10.532cm" svg:y1="5.78cm" svg:x2="10.525cm" svg:y2="6.515cm">
          <text:p/>
        </draw:line>
        <draw:line draw:style-name="gr4" draw:text-style-name="P1" draw:layer="layout" svg:x1="10.532cm" svg:y1="4.51cm" svg:x2="10.525cm" svg:y2="3.739cm">
          <text:p/>
        </draw:line>
        <draw:line draw:style-name="gr4" draw:text-style-name="P1" draw:layer="layout" svg:x1="11.795cm" svg:y1="3.54cm" svg:x2="12.43cm" svg:y2="3.54cm">
          <text:p/>
        </draw:line>
        <draw:line draw:style-name="gr4" draw:text-style-name="P1" draw:layer="layout" svg:x1="11.795cm" svg:y1="6.715cm" svg:x2="12.43cm" svg:y2="6.715cm">
          <text:p/>
        </draw:line>
        <draw:line draw:style-name="gr4" draw:text-style-name="P1" draw:layer="layout" svg:x1="13.7cm" svg:y1="5.78cm" svg:x2="13.693cm" svg:y2="6.515cm">
          <text:p/>
        </draw:line>
        <draw:line draw:style-name="gr4" draw:text-style-name="P1" draw:layer="layout" svg:x1="13.7cm" svg:y1="4.51cm" svg:x2="13.693cm" svg:y2="3.739cm">
          <text:p/>
        </draw:line>
        <draw:line draw:style-name="gr8" draw:text-style-name="P1" draw:layer="layout" svg:x1="17.51cm" svg:y1="6.715cm" svg:x2="17.507cm" svg:y2="5.542cm">
          <text:p/>
        </draw:line>
        <draw:line draw:style-name="gr8" draw:text-style-name="P1" draw:layer="layout" svg:x1="17.51cm" svg:y1="6.715cm" svg:x2="16.875cm" svg:y2="6.715cm">
          <text:p/>
        </draw:line>
        <draw:line draw:style-name="gr8" draw:text-style-name="P1" draw:layer="layout" svg:x1="16.875cm" svg:y1="3.54cm" svg:x2="20.05cm" svg:y2="3.54cm">
          <text:p/>
        </draw:line>
        <draw:line draw:style-name="gr8" draw:text-style-name="P1" draw:layer="layout" svg:x1="20.05cm" svg:y1="3.54cm" svg:x2="20.05cm" svg:y2="4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n Enckevort1</meta:initial-creator>
    <meta:creation-date>2011-01-14T19:21:29</meta:creation-date>
    <dc:date>2011-01-14T21:48:20</dc:date>
    <dc:creator>Ben Enckevort1</dc:creator>
    <meta:editing-duration>PT01H56M10S</meta:editing-duration>
    <meta:editing-cycles>2</meta:editing-cycles>
    <meta:generator>OpenOffice.org/3.2$Linux OpenOffice.org_project/320m12$Build-9483</meta:generator>
    <meta:document-statistic meta:object-count="26"/>
  </office:meta>
</office:document-meta>
</file>